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T5" style:parent-style-name="fontstyle01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T9" style:parent-style-name="fontstyle01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T19" style:parent-style-name="StrongEmphasis" style:family="text">
      <style:text-properties style:font-name="Open Sans" style:font-name-complex="Calibri" fo:font-weight="normal" style:font-weight-asian="normal" fo:font-style="italic" style:font-style-asian="italic" style:font-style-complex="italic" fo:color="#737579" fo:font-size="11pt" style:font-size-asian="11pt" style:font-size-complex="11pt"/>
    </style:style>
    <style:style style:name="P20" style:parent-style-name="Standard" style:family="paragraph">
      <style:paragraph-properties fo:text-align="justify"/>
    </style:style>
    <style:style style:name="T21" style:parent-style-name="StrongEmphasis" style:family="text">
      <style:text-properties style:font-name="Open Sans" style:font-name-complex="Calibri" fo:font-weight="normal" style:font-weight-asian="normal" fo:font-style="italic" style:font-style-asian="italic" style:font-style-complex="italic" fo:color="#737579" fo:font-size="11pt" style:font-size-asian="11pt" style:font-size-complex="11pt"/>
    </style:style>
    <style:style style:name="P22" style:parent-style-name="Standard" style:family="paragraph">
      <style:paragraph-properties fo:text-align="justify"/>
    </style:style>
    <style:style style:name="T23" style:parent-style-name="StrongEmphasis" style:family="text">
      <style:text-properties style:font-name="Open Sans" style:font-name-complex="Calibri" fo:font-weight="normal" style:font-weight-asian="normal" fo:font-style="italic" style:font-style-asian="italic" style:font-style-complex="italic" fo:color="#737579" fo:font-size="11pt" style:font-size-asian="11pt" style:font-size-complex="11pt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T27" style:parent-style-name="StrongEmphasis" style:family="text">
      <style:text-properties style:font-name="Open Sans" style:font-name-complex="Calibri" fo:font-weight="normal" style:font-weight-asian="normal" fo:font-style="italic" style:font-style-asian="italic" style:font-style-complex="italic" fo:color="#737579" fo:font-size="11pt" style:font-size-asian="11pt" style:font-size-complex="11pt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T31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T32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T36" style:parent-style-name="StrongEmphasis" style:family="text">
      <style:text-properties style:font-name="Open Sans" style:font-name-complex="Calibri" fo:font-weight="normal" style:font-weight-asian="normal" fo:font-style="italic" style:font-style-asian="italic" style:font-style-complex="italic" fo:color="#737579" fo:font-size="11pt" style:font-size-asian="11pt" style:font-size-complex="11pt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T39" style:parent-style-name="fontstyle01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T44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Textbody" style:family="paragraph">
      <style:paragraph-properties fo:text-align="justify"/>
    </style:style>
    <style:style style:name="T48" style:parent-style-name="StrongEmphasis" style:family="text">
      <style:text-properties style:font-name="Open Sans" style:font-name-complex="Calibri" fo:font-style="italic" style:font-style-asian="italic" style:font-style-complex="italic" fo:color="#737579" fo:font-size="11pt" style:font-size-asian="11pt" style:font-size-complex="11pt"/>
    </style:style>
    <style:style style:name="P49" style:parent-style-name="Textbody" style:family="paragraph">
      <style:paragraph-properties fo:text-align="justify"/>
    </style:style>
    <style:style style:name="T50" style:parent-style-name="StrongEmphasis" style:family="text">
      <style:text-properties style:font-name="Open Sans" style:font-name-complex="Calibri" fo:font-style="italic" style:font-style-asian="italic" style:font-style-complex="italic" fo:color="#737579" fo:font-size="11pt" style:font-size-asian="11pt" style:font-size-complex="11pt"/>
    </style:style>
    <style:style style:name="P51" style:parent-style-name="Standard" style:family="paragraph">
      <style:paragraph-properties fo:text-align="justify"/>
    </style:style>
    <style:style style:name="T52" style:parent-style-name="fontstyle01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T59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P60" style:parent-style-name="Standard" style:family="paragraph">
      <style:paragraph-properties fo:text-align="justify"/>
    </style:style>
    <style:style style:name="T61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T62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P63" style:parent-style-name="Standard" style:family="paragraph">
      <style:paragraph-properties fo:text-align="justify"/>
    </style:style>
    <style:style style:name="T64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P65" style:parent-style-name="Standard" style:family="paragraph">
      <style:paragraph-properties fo:text-align="justify"/>
    </style:style>
    <style:style style:name="P66" style:parent-style-name="Textbody" style:family="paragraph">
      <style:paragraph-properties fo:text-align="justify"/>
    </style:style>
    <style:style style:name="T67" style:parent-style-name="StrongEmphasis" style:family="text">
      <style:text-properties style:font-name="Open Sans" style:font-name-complex="Calibri" fo:font-style="italic" style:font-style-asian="italic" style:font-style-complex="italic" fo:color="#737579" fo:font-size="11pt" style:font-size-asian="11pt" style:font-size-complex="11pt"/>
    </style:style>
    <style:style style:name="P68" style:parent-style-name="Textbody" style:family="paragraph">
      <style:paragraph-properties fo:text-align="justify"/>
    </style:style>
    <style:style style:name="T69" style:parent-style-name="StrongEmphasis" style:family="text">
      <style:text-properties style:font-name="Open Sans" style:font-name-complex="Calibri" fo:font-style="italic" style:font-style-asian="italic" style:font-style-complex="italic" fo:color="#737579" fo:font-size="11pt" style:font-size-asian="11pt" style:font-size-complex="11pt"/>
    </style:style>
    <style:style style:name="T70" style:parent-style-name="StrongEmphasis" style:family="text">
      <style:text-properties style:font-name="Open Sans" style:font-name-complex="Calibri" fo:font-style="italic" style:font-style-asian="italic" style:font-style-complex="italic" fo:color="#737579" fo:font-size="11pt" style:font-size-asian="11pt" style:font-size-complex="11pt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T74" style:parent-style-name="fontstyle01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75" style:parent-style-name="fontstyle01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T76" style:parent-style-name="fontstyle01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T80" style:parent-style-name="fontstyle01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T83" style:parent-style-name="fontstyle01" style:family="text"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T87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T88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T89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T98" style:parent-style-name="fontstyle01" style:family="text">
      <style:text-properties style:font-name="Calibri" style:font-name-complex="Calibri" fo:font-size="11pt" style:font-size-asian="11pt" style:font-size-complex="11pt"/>
    </style:style>
    <style:style style:name="T99" style:parent-style-name="fontstyle01" style:family="text">
      <style:text-properties style:font-name="Calibri" style:font-name-complex="Calibri" fo:color="#FF0000" fo:font-size="11pt" style:font-size-asian="11pt" style:font-size-complex="11pt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T107" style:parent-style-name="fontstyle01" style:family="text">
      <style:text-properties style:font-name="Calibri" style:font-name-complex="Calibri" fo:font-style="italic" style:font-style-asian="italic" style:font-style-complex="italic" fo:color="#FF0000" fo:font-size="11pt" style:font-size-asian="11pt" style:font-size-complex="11pt"/>
    </style:style>
  </office:automatic-styles>
  <office:body>
    <office:text text:use-soft-page-breaks="true">
      <text:p text:style-name="P1"><text:span text:style-name="Título2Car">Punto 10.</text:span><text:span text:style-name="T2"><text:s/>Ahora añade un nuevo disco virtual de 4 GBytes. En ese disco deberás crear tres particiones de 2GB (partición primaria), 1GB (partición primaria) y 1GB (unidad lógica dentro de una partición extendida) respectivamente.</text:span></text:p>
      <text:p text:style-name="P3"/>
      <text:p text:style-name="P4"><text:span text:style-name="T5">Instalamos GPARTED y Creamos las particiones</text:span></text:p>
      <text:p text:style-name="P6"/>
      <text:p text:style-name="P7"/>
      <text:p text:style-name="P8"><text:span text:style-name="T9">O lo hacemos con DISCOS</text:span></text:p>
      <text:p text:style-name="P10"/>
      <text:p text:style-name="P11"/>
      <text:p text:style-name="P12">Instalamos lvm2</text:p>
      <text:p text:style-name="P13"/>
      <text:p text:style-name="P14"><text:span text:style-name="T15">Seguidamente deberás montar un sistema LVM en este nuevo disco. Cada una de las tres particiones deberán convertirse en un PV.</text:span></text:p>
      <text:p text:style-name="P16"/>
      <text:p text:style-name="P17"/>
      <text:p text:style-name="P18"><text:span text:style-name="T19">pvcreate /dev/sdb1</text:span></text:p>
      <text:p text:style-name="P20"><text:span text:style-name="T21">pvcreate /dev/sdb2</text:span></text:p>
      <text:p text:style-name="P22"><text:span text:style-name="T23">pvcreate /dev/sdb5</text:span></text:p>
      <text:p text:style-name="P24"/>
      <text:p text:style-name="P25"/>
      <text:p text:style-name="P26"><text:span text:style-name="T27">pvdisplay</text:span></text:p>
      <text:p text:style-name="P28"/>
      <text:p text:style-name="P29"/>
      <text:p text:style-name="P30"><text:span text:style-name="T31">Monta un VG<text:s/></text:span><text:span text:style-name="T32">con la primera y tercera partición que se llame VG-TulD.</text:span></text:p>
      <text:p text:style-name="P33"/>
      <text:p text:style-name="P34"/>
      <text:p text:style-name="P35"><text:span text:style-name="T36">vgcreate <text:s/>VG-504 /dev/sdb1 /dev/sdb5</text:span></text:p>
      <text:p text:style-name="P37"/>
      <text:p text:style-name="P38"><text:span text:style-name="T39">vgdisplay</text:span></text:p>
      <text:p text:style-name="P40"/>
      <text:p text:style-name="P41"/>
      <text:p text:style-name="P42"/>
      <text:p text:style-name="P43"><text:span text:style-name="T44">A continuación deberás crear dos LV en ese VG-TuID que se llamen LV1-TulD (de1GB) y LV2-TulD (de 0,5GB) respectivamente.</text:span></text:p>
      <text:p text:style-name="P45"/>
      <text:p text:style-name="P46"/>
      <text:p text:style-name="P47"><text:span text:style-name="T48">lvcreate -L 1G -n LV1-504 VG-504</text:span></text:p>
      <text:p text:style-name="P49"><text:span text:style-name="T50">lvcreate -L 500M -n LV2-504 VG-504</text:span></text:p>
      <text:p text:style-name="P51"><text:span text:style-name="T52">lvdisplay</text:span></text:p>
      <text:p text:style-name="P53"/>
      <text:p text:style-name="P54"/>
      <text:p text:style-name="P55"/>
      <text:p text:style-name="P56"/>
      <text:p text:style-name="P57"/>
      <text:p text:style-name="P58"><text:span text:style-name="T59">Formatea los dos LV como ext4 (el primero) y como NTFS (el segundo)</text:span></text:p>
      <text:p text:style-name="P60"><text:span text:style-name="T61">los archivos est</text:span><text:span text:style-name="T62">án en /dev/mapper/</text:span></text:p>
      <text:p text:style-name="P63"><text:span text:style-name="T64">Instantánea 4</text:span></text:p>
      <text:p text:style-name="P65"/>
      <text:p text:style-name="P66"><text:span text:style-name="T67">mkfs.ext4 /dev/mapper/VG--504-LV1--504</text:span></text:p>
      <text:p text:style-name="P68"><text:span text:style-name="T69">mkfs.ntfs</text:span><text:span text:style-name="T70"><text:s/>/dev/mapper/VG--504-LV2--504</text:span></text:p>
      <text:p text:style-name="P71"/>
      <text:p text:style-name="P72"/>
      <text:p text:style-name="P73"><text:span text:style-name="T74">Con la aplicaci</text:span><text:span text:style-name="T75">ó</text:span><text:span text:style-name="T76">n DISCOS las montamos</text:span></text:p>
      <text:p text:style-name="P77"/>
      <text:p text:style-name="P78"/>
      <text:p text:style-name="P79"><text:span text:style-name="T80">con sudo Nautilus cambiamos los permisos a las carpetas &gt; propiedades</text:span></text:p>
      <text:p text:style-name="P81"/>
      <text:p text:style-name="P82"><text:span text:style-name="T83">o lo hacemos con permisos de ROOT</text:span></text:p>
      <text:p text:style-name="P84"/>
      <text:p text:style-name="P85"/>
      <text:p text:style-name="P86"><text:span text:style-name="T87">e inserta algunos</text:span><text:span text:style-name="T88"><text:s/></text:span><text:span text:style-name="T89">ficheros de test en cada uno de los sistemas de ficheros creados en los LV.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><text:span text:style-name="T98">Ejecuta un display de los PV,VG y LV creados e<text:s/></text:span><text:span text:style-name="T99">Inserta el resultado en la diapositiva 10 <text:s/>junto con la vista del listado (Is -las) de los ficheros de test en cada uno de los LV.</text:span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><text:span text:style-name="T107">(Con Discos podemos hacer que se monten en el inicio y luego se ve en etc/fstaab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Open Sans" svg:font-family="Open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F" style:font-name-complex="F" fo:color="#2E74B5" fo:font-size="13pt" style:font-size-asian="13pt" style:font-size-complex="13pt"/>
    </style:style>
    <style:style style:name="fontstyle01" style:display-name="fontstyle01" style:family="text" style:parent-style-name="Fuentedepárrafopredeter.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color="#000000" fo:font-size="12pt" style:font-size-asian="12pt" style:font-size-complex="12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avier Cantin Santana</dc:creator>
    <meta:creation-date>2024-05-23T21:22:00Z</meta:creation-date>
    <dc:date>2024-05-23T21:40:00Z</dc:date>
    <meta:template xlink:href="Normal.dotm" xlink:type="simple"/>
    <meta:editing-cycles>9</meta:editing-cycles>
    <meta:editing-duration>PT3960S</meta:editing-duration>
    <meta:document-statistic meta:page-count="1" meta:paragraph-count="3" meta:word-count="240" meta:character-count="1557" meta:row-count="11" meta:non-whitespace-character-count="1320"/>
  </office:meta>
</office:document-meta>
</file>